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3000001FFDDF3A5B42332D5B7.png" manifest:media-type="image/png"/>
  <manifest:file-entry manifest:full-path="Pictures/10007FA9000076DB00003E0315ACB8EA9973A3A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799cm" svg:height="9.806cm" svg:x="-1.199cm" svg:y="0.094cm">
            <draw:image xlink:href="Pictures/10007FA9000076DB00003E0315ACB8EA9973A3AA.svg" xlink:type="simple" xlink:show="embed" xlink:actuate="onLoad" loext:mime-type="image/svg+xml">
              <text:p/>
            </draw:image>
            <draw:image xlink:href="Pictures/10000201000003D3000001FFDDF3A5B42332D5B7.png" xlink:type="simple" xlink:show="embed" xlink:actuate="onLoad" loext:mime-type="image/png"/>
          </draw:frame>
          <draw:custom-shape draw:style-name="gr2" draw:text-style-name="P2" draw:layer="layout" svg:width="1.4cm" svg:height="0.5cm" svg:x="14.1cm" svg:y="9.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7T12:44:51.458582254</dc:date>
    <meta:editing-duration>PT11M4S</meta:editing-duration>
    <meta:editing-cycles>4</meta:editing-cycles>
    <meta:generator>LibreOffice/6.4.7.2$Linux_X86_64 LibreOffice_project/40$Build-2</meta:generator>
    <meta:document-statistic meta:object-count="3"/>
  </office:meta>
</office:document-meta>
</file>